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5pt" officeooo:rsid="001a8ad5" officeooo:paragraph-rsid="001a8ad5" style:font-size-asian="21.8500003814697pt" style:font-size-complex="25pt"/>
    </style:style>
    <style:style style:name="P2" style:family="paragraph" style:parent-style-name="Standard">
      <style:text-properties style:font-name="Consolas" fo:font-size="22pt" officeooo:rsid="001a8ad5" officeooo:paragraph-rsid="001c9397" style:font-size-asian="22pt" style:font-size-complex="22pt"/>
    </style:style>
    <style:style style:name="P3" style:family="paragraph" style:parent-style-name="Standard">
      <style:text-properties style:font-name="Consolas" fo:font-size="22pt" officeooo:rsid="001e1e16" officeooo:paragraph-rsid="001e1e16" style:font-size-asian="22pt" style:font-size-complex="22pt"/>
    </style:style>
    <style:style style:name="P4" style:family="paragraph" style:parent-style-name="Standard">
      <style:text-properties fo:color="#ff3333" fo:font-size="25pt" officeooo:rsid="001a8ad5" officeooo:paragraph-rsid="001a8ad5" style:font-size-asian="21.8500003814697pt" style:font-size-complex="25pt"/>
    </style:style>
    <style:style style:name="T1" style:family="text">
      <style:text-properties fo:font-style="italic" style:font-style-asian="italic" style:font-style-complex="italic"/>
    </style:style>
    <style:style style:name="T2" style:family="text">
      <style:text-properties fo:font-style="italic" fo:font-weight="normal" officeooo:rsid="001c9397"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1a8c75" style:font-style-asian="normal" style:font-style-complex="normal"/>
    </style:style>
    <style:style style:name="T5" style:family="text">
      <style:text-properties fo:font-style="normal" officeooo:rsid="001f1290" style:font-style-asian="normal" style:font-style-complex="normal"/>
    </style:style>
    <style:style style:name="T6" style:family="text">
      <style:text-properties fo:font-style="normal" fo:font-weight="bold" officeooo:rsid="001a8c75"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a8c75" style:font-style-asian="normal" style:font-weight-asian="normal" style:font-style-complex="normal" style:font-weight-complex="normal"/>
    </style:style>
    <style:style style:name="T9" style:family="text">
      <style:text-properties fo:font-style="normal" fo:font-weight="normal" officeooo:rsid="001c9397" style:font-style-asian="normal" style:font-weight-asian="normal" style:font-style-complex="normal" style:font-weight-complex="normal"/>
    </style:style>
    <style:style style:name="T10" style:family="text">
      <style:text-properties fo:font-style="normal" fo:font-weight="normal" officeooo:rsid="001e1e16" style:font-style-asian="normal" style:font-weight-asian="normal" style:font-style-complex="normal" style:font-weight-complex="normal"/>
    </style:style>
    <style:style style:name="T11" style:family="text">
      <style:text-properties fo:font-style="normal" fo:font-weight="normal" officeooo:rsid="001f1a30"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PRINTER TEST – SHORT STORY!</text:p>
      <text:p text:style-name="P1"/>
      <text:p text:style-name="P2">Alex was having a normal. A <text:span text:style-name="T1">very </text:span><text:span text:style-name="T3">normal day. It was strange for him, of course he woke up. He got dressed </text:span><text:span text:style-name="T4">(</text:span><text:span text:style-name="T6">sometimes</text:span><text:span text:style-name="T8">) and then </text:span><text:span text:style-name="T9">went to school. But that didn't happen. Well, at least the going to school bit didn't. He was sick. Snot flew out of his nose and he projectile vomited… all over his big brother. Now this, however, he found an achievement. It wasn't embarrassing. For Alex at least…</text:span></text:p>
      <text:p text:style-name="P2"><text:span text:style-name="T9"/></text:p>
      <text:p text:style-name="P2"><text:span text:style-name="T9">He thought what his big brother's friends were going to say.</text:span></text:p>
      <text:p text:style-name="P2"><text:span text:style-name="T9"/></text:p>
      <text:p text:style-name="P2"><text:span text:style-name="T2">'Ewww you smell horrible!'</text:span></text:p>
      <text:p text:style-name="P2"><text:span text:style-name="T2"/></text:p>
      <text:p text:style-name="P2"><text:span text:style-name="T2">Every time he </text:span><text:span text:style-name="T9">thought about it he almost </text:span><text:span text:style-name="T10">threw his hands up </text:span><text:span text:style-name="T11">quickly and violently </text:span><text:span text:style-name="T10">in celebration.</text:span></text:p>
      <text:p text:style-name="P2"><text:span text:style-name="T10"/></text:p>
      <text:p text:style-name="P3"><text:span text:style-name="T10"/></text:p>
      <text:p text:style-name="P3"><text:span text:style-name="T7">Then, suddenly, he woke 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21:43:33.964000000</meta:creation-date>
    <dc:date>2016-04-11T22:04:37.544000000</dc:date>
    <meta:editing-duration>PT21M8S</meta:editing-duration>
    <meta:editing-cycles>7</meta:editing-cycles>
    <meta:generator>LibreOffice/5.0.1.2$Windows_x86 LibreOffice_project/81898c9f5c0d43f3473ba111d7b351050be20261</meta:generator>
    <meta:document-statistic meta:table-count="0" meta:image-count="0" meta:object-count="0" meta:page-count="1" meta:paragraph-count="6" meta:word-count="114" meta:character-count="629" meta:non-whitespace-character-count="520"/>
  </office:meta>
</office:document-meta>
</file>